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3.948cm"/>
    </style:style>
    <style:style style:name="co11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d3d3d" style:text-outline="false" style:text-line-through-style="none" style:text-line-through-type="none" style:font-name="Ubuntu" fo:font-size="6.40000009536743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talleConsum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antidad/día</text:p>
          </table:table-cell>
          <table:table-cell table:number-columns-repeated="3"/>
          <table:table-cell table:style-name="ce1" office:value-type="string" calcext:value-type="string">
            <text:p>Detalls de consumició</text:p>
          </table:table-cell>
          <table:table-cell table:style-name="ce1" office:value-type="string" calcext:value-type="string">
            <text:p>Suma de consumició ALE</text:p>
          </table:table-cell>
          <table:table-cell table:style-name="ce1" office:value-type="string" calcext:value-type="string">
            <text:p>Promedi de consumicions diàries</text:p>
          </table:table-cell>
          <table:table-cell table:style-name="ce1" office:value-type="string" calcext:value-type="string">
            <text:p>Consumició Total Té con Limón</text:p>
          </table:table-cell>
          <table:table-cell table:style-name="ce1" office:value-type="string" calcext:value-type="string">
            <text:p>Promedi per Art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:.D1048576])" office:value-type="float" office:value="2897" calcext:value-type="float">
            <text:p>2897</text:p>
          </table:table-cell>
          <table:table-cell table:formula="of:=SUMIF([.B2:.B1497];[.B7];[.D2:.D1427])" office:value-type="float" office:value="962" calcext:value-type="float">
            <text:p>962</text:p>
          </table:table-cell>
          <table:table-cell table:formula="of:=MEDIAN([.D2];[.D1427])" office:value-type="float" office:value="1" calcext:value-type="float">
            <text:p>1</text:p>
          </table:table-cell>
          <table:table-cell table:formula="of:=SUMIF([.C2:.C1427];[.C2];[.D2:.D1427])" office:value-type="float" office:value="161" calcext:value-type="float">
            <text:p>161</text:p>
          </table:table-cell>
          <table:table-cell table:formula="of:=MEDIAN([.C2];[.D2:.D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Suma de consumició GBR</text:p>
          </table:table-cell>
          <table:table-cell/>
          <table:table-cell table:style-name="ce3" office:value-type="string" calcext:value-type="string">
            <text:p>Consumició Total Café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IF([.B2:.B1497];[.B2];[.D2:.D1427])" office:value-type="float" office:value="778" calcext:value-type="float">
            <text:p>778</text:p>
          </table:table-cell>
          <table:table-cell/>
          <table:table-cell table:formula="of:=SUMIF([.C2:.C1427];[.C3];[.D2:.D1427])" office:value-type="float" office:value="339" calcext:value-type="float">
            <text:p>339</text:p>
          </table:table-cell>
          <table:table-cell table:formula="of:=MEDIAN([.$C$3];[.$D$2:.D$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Suma de consumició ESP</text:p>
          </table:table-cell>
          <table:table-cell/>
          <table:table-cell table:style-name="ce3" office:value-type="string" calcext:value-type="string">
            <text:p>Consumició Total Café con lech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IF([.B2:.B1497];[.B23];[.D2:.D1427])" office:value-type="float" office:value="805" calcext:value-type="float">
            <text:p>805</text:p>
          </table:table-cell>
          <table:table-cell/>
          <table:table-cell table:formula="of:=SUMIF([.C2:.C1427];[.C4];[.D2:.D1427])" office:value-type="float" office:value="412" calcext:value-type="float">
            <text:p>412</text:p>
          </table:table-cell>
          <table:table-cell table:formula="of:=MEDIAN([.C4];[.$D$2:.D$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Suma de consumició FRA</text:p>
          </table:table-cell>
          <table:table-cell/>
          <table:table-cell table:style-name="ce3" office:value-type="string" calcext:value-type="string">
            <text:p>Consumició Total Vin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IF([.B2:.B1497];[.B247];[.D2:.D1427])" office:value-type="float" office:value="352" calcext:value-type="float">
            <text:p>352</text:p>
          </table:table-cell>
          <table:table-cell/>
          <table:table-cell table:formula="of:=SUMIF([.C2:.C1427];[.C5];[.D2:.D1427])" office:value-type="float" office:value="450" calcext:value-type="float">
            <text:p>450</text:p>
          </table:table-cell>
          <table:table-cell table:formula="of:=MEDIAN([.C5];[.$D$2:.D$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" office:value-type="string" calcext:value-type="string">
            <text:p>Consumició Total Sang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IF([.C2:.C1427];[.C6];[.D2:.D1427])" office:value-type="float" office:value="293" calcext:value-type="float">
            <text:p>293</text:p>
          </table:table-cell>
          <table:table-cell table:formula="of:=MEDIAN([.C6];[.$D$2:.D$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 office:value-type="string" calcext:value-type="string">
            <text:p>Consumició Total Whisk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IF([.C2:.C1427];[.C8];[.D2:.D1427])" office:value-type="float" office:value="219" calcext:value-type="float">
            <text:p>219</text:p>
          </table:table-cell>
          <table:table-cell table:formula="of:=MEDIAN([.C8];[.$D$2:.D$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Consumició Total Caña Cervez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IF([.C2:.C1427];[.C9];[.D2:.D1427])" office:value-type="float" office:value="356" calcext:value-type="float">
            <text:p>356</text:p>
          </table:table-cell>
          <table:table-cell table:formula="of:=MEDIAN([.C9];[.$D$2:.D$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" office:value-type="string" calcext:value-type="string">
            <text:p>Consumició Total Brand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IF([.C4:.C1429];[.C61];[.D4:.D1429])" office:value-type="float" office:value="212" calcext:value-type="float">
            <text:p>212</text:p>
          </table:table-cell>
          <table:table-cell table:formula="of:=MEDIAN([.C61];[.$D$2:.D$14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formula="of:=SUMIF([.B2:.B1497];[.B23];[.D2:.D1427])"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09:38:32.056693898</dc:date>
    <meta:editing-duration>PT55S</meta:editing-duration>
    <meta:editing-cycles>1</meta:editing-cycles>
    <meta:document-statistic meta:table-count="1" meta:cell-count="5746" meta:object-count="0"/>
    <meta:generator>LibreOffice/7.3.5.2$Linux_X86_64 LibreOffice_project/30$Build-2</meta:generator>
  </office:meta>
</office:document-meta>
</file>